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ASM_BigDecimal.test_decimal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0.getDeci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SM_BigDecimal.test_decimal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1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SM_BigDecimal.test_deci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1.setDecimal( BigDecimal decim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SM_BigDecimal.test_decima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1.getDeci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Decimal( BigDecimal decim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